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KaTeX Main" svg:font-family="'KaTeX Main',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12pt" fo:letter-spacing="normal" fo:font-style="normal" fo:font-weight="bold" loext:padding="0cm" loext:border="none"/>
    </style:style>
    <style:style style:name="P2" style:family="paragraph" style:parent-style-name="Heading_20_3">
      <style:paragraph-properties fo:margin-left="0cm" fo:margin-right="0cm" fo:margin-top="0.508cm" fo:margin-bottom="0.169cm" style:contextual-spacing="false" style:line-height-at-least="0.593cm" fo:text-align="start" style:justify-single-word="false" fo:orphans="2" fo:widows="2" fo:text-indent="0cm" style:auto-text-indent="false" fo:padding="0cm" fo:border="none"/>
      <style:text-properties fo:font-variant="normal" fo:text-transform="none" fo:color="#000000" loext:opacity="100%" style:font-name="Open Sans" fo:font-size="10.8000001907349pt" fo:letter-spacing="normal" fo:font-style="normal" fo:font-weight="bold"/>
    </style:style>
    <style:style style:name="P3" style:family="paragraph" style:parent-style-name="Preformatted_20_Text">
      <loext:graphic-properties draw:fill="solid" draw:fill-color="#24262c" draw:opacity="100%"/>
      <style:paragraph-properties fo:margin-left="0cm" fo:margin-right="0cm" fo:margin-top="0cm" fo:margin-bottom="0cm" style:contextual-spacing="false" fo:text-align="start" style:justify-single-word="false" fo:orphans="2" fo:widows="2" fo:text-indent="0cm" style:auto-text-indent="false" fo:background-color="#24262c" fo:padding="0cm" fo:border="none"/>
      <style:text-properties fo:font-variant="normal" fo:text-transform="none" fo:color="#000000" loext:opacity="100%" style:font-name="inherit" fo:font-size="8.39999961853027pt" fo:letter-spacing="normal" fo:font-style="normal" fo:font-weight="bold" fo:background-color="#24262c" loext:padding="0cm" loext:border="none"/>
    </style:style>
    <style:style style:name="P4" style:family="paragraph" style:parent-style-name="Preformatted_20_Text">
      <loext:graphic-properties draw:fill="solid" draw:fill-color="#24262c" draw:opacity="100%"/>
      <style:paragraph-properties fo:margin-top="0cm" fo:margin-bottom="0cm" style:contextual-spacing="false" fo:text-align="start" style:justify-single-word="false" fo:orphans="2" fo:widows="2" fo:background-color="#24262c" fo:padding="0cm" fo:border="none"/>
      <style:text-properties fo:font-variant="normal" fo:text-transform="none" fo:color="#000000" loext:opacity="100%" style:font-name="inherit" fo:font-size="8.39999961853027pt" fo:letter-spacing="normal" fo:font-style="normal" fo:font-weight="bold" fo:background-color="#24262c" loext:padding="0cm" loext:border="none"/>
    </style:style>
    <style:style style:name="P5" style:family="paragraph" style:parent-style-name="Standard">
      <style:text-properties fo:color="#000000" loext:opacity="100%"/>
    </style:style>
    <style:style style:name="P6" style:family="paragraph" style:parent-style-name="Text_20_body">
      <style:text-properties fo:color="#d7d7d7" loext:opacity="100%"/>
    </style:style>
    <style:style style:name="P7"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8" style:family="paragraph" style:parent-style-name="Text_20_body">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Open Sans" fo:font-size="8.39999961853027pt" fo:letter-spacing="normal" fo:font-style="normal" fo:font-weight="normal" fo:background-color="#24262c" loext:padding="0cm" loext:border="none"/>
    </style:style>
    <style:style style:name="P10" style:family="paragraph" style:parent-style-name="Text_20_body" style:list-style-name="L1">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1" style:family="paragraph" style:parent-style-name="Text_20_body" style:list-style-name="L3">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inherit" fo:font-size="8.39999961853027pt" fo:letter-spacing="normal" fo:font-style="normal" fo:font-weight="normal"/>
    </style:style>
    <style:style style:name="P12" style:family="paragraph" style:parent-style-name="Text_20_body" style:list-style-name="L3">
      <style:paragraph-properties fo:margin-left="0.296cm" fo:margin-right="0cm" fo:margin-top="0cm" fo:margin-bottom="0cm" style:contextual-spacing="false" fo:line-height="120%" fo:text-align="start" style:justify-single-word="false" fo:orphans="2" fo:widows="2" fo:text-indent="0cm" style:auto-text-indent="false" fo:padding="0cm" fo:border="none"/>
      <style:text-properties fo:font-variant="normal" fo:text-transform="none" fo:color="#000000" loext:opacity="100%" style:font-name="KaTeX Main" fo:font-size="8.39999961853027pt" fo:letter-spacing="normal" fo:font-style="normal" fo:font-weight="normal" loext:padding="0cm" loext:border="none"/>
    </style:style>
    <style:style style:name="P13" style:family="paragraph" style:parent-style-name="Text_20_body" style:list-style-name="L2">
      <style:paragraph-properties fo:margin-left="0.296cm" fo:margin-right="0cm" fo:margin-top="0cm" fo:margin-bottom="0cm" style:contextual-spacing="false" style:line-height-at-least="0.529cm" fo:text-align="start" style:justify-single-word="false" fo:orphans="2" fo:widows="2" fo:text-indent="0cm" style:auto-text-indent="false" fo:padding="0cm" fo:border="none"/>
    </style:style>
    <style:style style:name="P14" style:family="paragraph" style:parent-style-name="Text_20_body" style:list-style-name="L2">
      <style:paragraph-properties fo:margin-left="0.296cm" fo:margin-right="0cm" fo:margin-top="0cm" fo:margin-bottom="0cm" style:contextual-spacing="false" fo:line-height="120%" fo:text-align="start" style:justify-single-word="false" fo:orphans="2" fo:widows="2" fo:text-indent="0cm" style:auto-text-indent="false" fo:padding="0cm" fo:border="none"/>
    </style:style>
    <style:style style:name="P15" style:family="paragraph" style:parent-style-name="Text_20_body">
      <style:paragraph-properties fo:margin-left="0cm" fo:margin-right="0cm" fo:margin-top="0cm" fo:margin-bottom="0cm" style:contextual-spacing="false" fo:line-height="120%" fo:text-align="start" style:justify-single-word="false" fo:orphans="2" fo:widows="2" fo:text-indent="0cm" style:auto-text-indent="false" fo:padding="0cm" fo:border="none"/>
    </style:style>
    <style:style style:name="T1" style:family="text">
      <style:text-properties loext:padding="0cm" loext:border="none"/>
    </style:style>
    <style:style style:name="T2" style:family="text">
      <style:text-properties fo:font-style="italic" loext:padding="0cm" loext:border="none"/>
    </style:style>
    <style:style style:name="T3" style:family="text">
      <style:text-properties style:font-name="KaTeX Main" loext:padding="0cm" loext:border="none"/>
    </style:style>
    <style:style style:name="T4" style:family="text">
      <style:text-properties style:font-name="inherit"/>
    </style:style>
    <style:style style:name="T5" style:family="text">
      <style:text-properties style:font-name="inherit" fo:font-style="italic"/>
    </style:style>
    <style:style style:name="T6" style:family="text">
      <style:text-properties style:font-name="inherit" fo:font-style="italic" loext:padding="0cm" loext:border="none"/>
    </style:style>
    <style:style style:name="T7" style:family="text">
      <style:text-properties fo:font-variant="normal" fo:text-transform="none" fo:color="#d7d7d7" loext:opacity="100%" style:font-name="inherit" fo:font-size="8.39999961853027pt" fo:letter-spacing="normal" fo:font-style="normal" fo:font-weight="normal"/>
    </style:style>
    <style:style style:name="T8" style:family="text">
      <style:text-properties fo:font-variant="normal" fo:text-transform="none" fo:color="#d7d7d7" loext:opacity="100%" style:font-name="inherit" fo:font-size="8.39999961853027pt" fo:letter-spacing="normal" fo:font-style="normal" fo:font-weight="bold" loext:padding="0cm" loext:border="none"/>
    </style:style>
    <style:style style:name="T9" style:family="text">
      <style:text-properties fo:font-variant="normal" fo:text-transform="none" fo:color="#d7d7d7" loext:opacity="100%" style:font-name="inherit" fo:font-size="8.39999961853027pt" fo:letter-spacing="normal" fo:font-style="italic" fo:font-weight="normal" loext:padding="0cm" loext:border="none"/>
    </style:style>
    <style:style style:name="T10" style:family="text">
      <style:text-properties fo:font-variant="normal" fo:text-transform="none" fo:color="#d7d7d7" loext:opacity="100%" style:font-name="Menlo" fo:font-size="8.39999961853027pt" fo:letter-spacing="normal" fo:font-style="normal" fo:font-weight="normal" loext:padding="0cm" loext:border="none"/>
    </style:style>
    <style:style style:name="T11" style:family="text">
      <style:text-properties fo:font-variant="normal" fo:text-transform="none" fo:color="#d7d7d7" loext:opacity="100%" style:font-name="Open Sans" fo:font-size="8.39999961853027pt" fo:letter-spacing="normal" fo:font-style="normal" fo:font-weight="normal"/>
    </style:style>
    <style:style style:name="T12" style:family="text">
      <style:text-properties fo:font-variant="normal" fo:text-transform="none" fo:color="#d7d7d7" loext:opacity="100%" style:font-name="KaTeX Main" fo:font-size="8.39999961853027pt" fo:letter-spacing="normal" fo:font-style="normal" fo:font-weight="normal" loext:padding="0cm" loext:border="none"/>
    </style:style>
    <style:style style:name="T13" style:family="text">
      <style:text-properties fo:font-variant="normal" fo:text-transform="none" style:font-name="inherit" fo:font-size="8.39999961853027pt" fo:letter-spacing="normal" fo:font-style="normal" fo:font-weight="normal"/>
    </style:style>
    <style:style style:name="T14" style:family="text">
      <style:text-properties fo:font-variant="normal" fo:text-transform="none" style:font-name="inherit" fo:font-size="8.39999961853027pt" fo:letter-spacing="normal" fo:font-style="normal" fo:font-weight="bold" loext:padding="0cm" loext:border="none"/>
    </style:style>
    <style:style style:name="T15" style:family="text">
      <style:text-properties fo:font-variant="normal" fo:text-transform="none" style:font-name="inherit" fo:font-size="8.39999961853027pt" fo:letter-spacing="normal" fo:font-style="italic" fo:font-weight="normal" loext:padding="0cm" loext:border="none"/>
    </style:style>
    <style:style style:name="T16" style:family="text">
      <style:text-properties fo:font-variant="normal" fo:text-transform="none" style:font-name="Menlo" fo:font-size="8.39999961853027pt" fo:letter-spacing="normal" fo:font-style="normal" fo:font-weight="normal" loext:padding="0cm" loext:border="none"/>
    </style:style>
    <style:style style:name="T17" style:family="text">
      <style:text-properties fo:font-variant="normal" fo:text-transform="none" style:font-name="Open Sans" fo:font-size="8.39999961853027pt" fo:letter-spacing="normal" fo:font-style="normal" fo:font-weight="normal"/>
    </style:style>
    <style:style style:name="T18" style:family="text">
      <style:text-properties fo:font-variant="normal" fo:text-transform="none" style:font-name="KaTeX Main" fo:font-size="8.39999961853027pt" fo:letter-spacing="normal" fo:font-style="normal" fo:font-weight="normal" loext:padding="0cm" loext:border="none"/>
    </style:style>
    <style:style style:name="T19" style:family="text">
      <style:text-properties fo:font-variant="normal" fo:text-transform="none" fo:color="#000000" loext:opacity="100%" style:font-name="inherit" fo:font-size="8.39999961853027pt" fo:letter-spacing="normal" fo:font-style="normal" fo:font-weight="normal"/>
    </style:style>
    <style:style style:name="T20" style:family="text">
      <style:text-properties fo:font-variant="normal" fo:text-transform="none" fo:color="#000000" loext:opacity="100%" style:font-name="inherit" fo:font-size="8.39999961853027pt" fo:letter-spacing="normal" fo:font-style="normal" fo:font-weight="bold" loext:padding="0cm" loext:border="none"/>
    </style:style>
    <style:style style:name="T21" style:family="text">
      <style:text-properties fo:font-variant="normal" fo:text-transform="none" fo:color="#000000" loext:opacity="100%" style:font-name="inherit" fo:font-size="8.39999961853027pt" fo:letter-spacing="normal" fo:font-style="italic" fo:font-weight="normal" loext:padding="0cm" loext:border="none"/>
    </style:style>
    <style:style style:name="T22" style:family="text">
      <style:text-properties fo:font-variant="normal" fo:text-transform="none" fo:color="#000000" loext:opacity="100%" style:font-name="Menlo" fo:font-size="8.39999961853027pt" fo:letter-spacing="normal" fo:font-style="normal" fo:font-weight="normal" loext:padding="0cm" loext:border="none"/>
    </style:style>
    <style:style style:name="T23" style:family="text">
      <style:text-properties fo:font-variant="normal" fo:text-transform="none" fo:color="#000000" loext:opacity="100%" style:font-name="Open Sans" fo:font-size="8.39999961853027pt" fo:letter-spacing="normal" fo:font-style="normal" fo:font-weight="normal"/>
    </style:style>
    <style:style style:name="T24" style:family="text">
      <style:text-properties fo:font-variant="normal" fo:text-transform="none" fo:color="#000000" loext:opacity="100%" style:font-name="KaTeX Main" fo:font-size="8.39999961853027pt" fo:letter-spacing="normal" fo:font-style="normal" fo:font-weight="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ef Diet</text:h>
      <text:p text:style-name="Text_20_body"><text:line-break/><text:span text:style-name="T23">Chef decided to go on a diet during the following </text:span><draw:frame draw:style-name="fr1" draw:name="Quadro1" text:anchor-type="char" svg:width="0.041cm" draw:z-index="0"><draw:text-box fo:min-height="0.041cm"><text:p text:style-name="P6">�</text:p></draw:text-box></draw:frame><text:span text:style-name="T21">N</text:span><text:span text:style-name="T23"> days (numbered </text:span><draw:frame draw:style-name="fr1" draw:name="Quadro2" text:anchor-type="char" svg:width="0.041cm" draw:z-index="1"><draw:text-box fo:min-height="0.041cm"><text:p text:style-name="P6">1</text:p></draw:text-box></draw:frame><text:span text:style-name="T24">1</text:span><text:span text:style-name="T23"> through </text:span><draw:frame draw:style-name="fr1" draw:name="Quadro3" text:anchor-type="char" svg:width="0.041cm" draw:z-index="2"><draw:text-box fo:min-height="0.041cm"><text:p text:style-name="P6">�</text:p></draw:text-box></draw:frame><text:span text:style-name="T21">N</text:span><text:span text:style-name="T23">). Part of the diet plan is to eat </text:span><draw:frame draw:style-name="fr1" draw:name="Quadro4" text:anchor-type="char" svg:width="0.041cm" draw:z-index="3"><draw:text-box fo:min-height="0.041cm"><text:p text:style-name="P6">�</text:p></draw:text-box></draw:frame><text:span text:style-name="T21">K</text:span><text:span text:style-name="T23"> grams of protein during each day. For each valid </text:span><draw:frame draw:style-name="fr1" draw:name="Quadro5" text:anchor-type="char" svg:width="0.041cm" draw:z-index="4"><draw:text-box fo:min-height="0.041cm"><text:p text:style-name="P6">�</text:p></draw:text-box></draw:frame><text:span text:style-name="T21">i</text:span><text:span text:style-name="T23">, Chef wants to buy </text:span><draw:frame draw:style-name="fr1" draw:name="Quadro6" text:anchor-type="char" svg:width="0.041cm" draw:z-index="5"><draw:text-box fo:min-height="0.041cm"><text:p text:style-name="P6">��</text:p></draw:text-box></draw:frame><text:span text:style-name="T21">Ai</text:span><text:span text:style-name="T24">​</text:span><text:span text:style-name="T23"> grams of protein in the morning of the </text:span><draw:frame draw:style-name="fr1" draw:name="Quadro7" text:anchor-type="char" svg:width="0.041cm" draw:z-index="6"><draw:text-box fo:min-height="0.041cm"><text:p text:style-name="P6">�</text:p></draw:text-box></draw:frame><text:span text:style-name="T21">i</text:span><text:span text:style-name="T23">-th day and then eat </text:span><draw:frame draw:style-name="fr1" draw:name="Quadro8" text:anchor-type="char" svg:width="0.041cm" draw:z-index="7"><draw:text-box fo:min-height="0.041cm"><text:p text:style-name="P6">�</text:p></draw:text-box></draw:frame><text:span text:style-name="T21">K</text:span><text:span text:style-name="T23"> grams of protein as part of his dinner. If he has any protein remaining, he can store it and use it in later dinners. Initially, Chef is storing </text:span><draw:frame draw:style-name="fr1" draw:name="Quadro9" text:anchor-type="char" svg:width="0.041cm" draw:z-index="8"><draw:text-box fo:min-height="0.041cm"><text:p text:style-name="P6">0</text:p></draw:text-box></draw:frame><text:span text:style-name="T24">0</text:span><text:span text:style-name="T23"> grams of protein.</text:span></text:p>
      <text:p text:style-name="P7">Determine whether Chef will have enough protein all the time during his diet. In case he will not have enough, find the first day on which Chef will be unable to eat <draw:frame draw:style-name="fr1" draw:name="Quadro10" text:anchor-type="char" svg:width="0.041cm" draw:z-index="9"><draw:text-box fo:min-height="0.041cm"><text:p text:style-name="P6">�</text:p></draw:text-box></draw:frame><text:span text:style-name="T6">K</text:span> grams of protein.</text:p>
      <text:h text:style-name="P2" text:outline-level="3">Input</text:h>
      <text:list xml:id="list2956798136" text:style-name="L1">
        <text:list-item>
          <text:p text:style-name="P10">The first line of the input contains a single integer <draw:frame draw:style-name="fr1" draw:name="Quadro11" text:anchor-type="char" svg:width="0.041cm" draw:z-index="10"><draw:text-box fo:min-height="0.041cm"><text:p text:style-name="P6">�</text:p></draw:text-box></draw:frame><text:span text:style-name="T2">T</text:span> denoting the number of test cases. The description of <draw:frame draw:style-name="fr1" draw:name="Quadro12" text:anchor-type="char" svg:width="0.041cm" draw:z-index="11"><draw:text-box fo:min-height="0.041cm"><text:p text:style-name="P6">�</text:p></draw:text-box></draw:frame><text:span text:style-name="T2">T</text:span> test cases follows.</text:p>
        </text:list-item>
        <text:list-item>
          <text:p text:style-name="P10">The first line of each test case contains two space-separated integers <draw:frame draw:style-name="fr1" draw:name="Quadro13" text:anchor-type="char" svg:width="0.041cm" draw:z-index="12"><draw:text-box fo:min-height="0.041cm"><text:p text:style-name="P6">�</text:p></draw:text-box></draw:frame><text:span text:style-name="T2">N</text:span> and <draw:frame draw:style-name="fr1" draw:name="Quadro14" text:anchor-type="char" svg:width="0.041cm" draw:z-index="13"><draw:text-box fo:min-height="0.041cm"><text:p text:style-name="P6">�</text:p></draw:text-box></draw:frame><text:span text:style-name="T2">K</text:span>.</text:p>
        </text:list-item>
        <text:list-item>
          <text:p text:style-name="P10">The second line contains <draw:frame draw:style-name="fr1" draw:name="Quadro15" text:anchor-type="char" svg:width="0.041cm" draw:z-index="14"><draw:text-box fo:min-height="0.041cm"><text:p text:style-name="P6">�</text:p></draw:text-box></draw:frame><text:span text:style-name="T2">N</text:span> space-separated integers <draw:frame draw:style-name="fr1" draw:name="Quadro16" text:anchor-type="char" svg:width="0.041cm" draw:z-index="15"><draw:text-box fo:min-height="0.041cm"><text:p text:style-name="P6">�1,�2,…,��</text:p></draw:text-box></draw:frame><text:span text:style-name="T2">A</text:span><text:span text:style-name="T1">1</text:span><text:span text:style-name="T3">​,</text:span><text:span text:style-name="T2">A</text:span><text:span text:style-name="T1">2</text:span><text:span text:style-name="T3">​,…,</text:span><text:span text:style-name="T2">AN</text:span><text:span text:style-name="T3">​</text:span>.</text:p>
        </text:list-item>
      </text:list>
      <text:h text:style-name="P2" text:outline-level="3">Output</text:h>
      <text:p text:style-name="P8">For each test case:</text:p>
      <text:list xml:id="list2909200883" text:style-name="L2">
        <text:list-item>
          <text:p text:style-name="P13"><text:span text:style-name="T19">If Chef will have enough protein during his diet, print a single line containing the string </text:span><text:span text:style-name="Source_20_Text"><text:span text:style-name="T22">"YES"</text:span></text:span><text:span text:style-name="T19">.</text:span></text:p>
        </text:list-item>
        <text:list-item>
          <text:p text:style-name="P14"><text:span text:style-name="T19">Otherwise, print a single line containing the string </text:span><text:span text:style-name="Source_20_Text"><text:span text:style-name="T22">"NO"</text:span></text:span><text:span text:style-name="T19">, followed by a space and one integer — the first day when Chef will be unable to eat </text:span><draw:frame draw:style-name="fr1" draw:name="Quadro17" text:anchor-type="char" svg:width="0.041cm" draw:z-index="16"><draw:text-box fo:min-height="0.041cm"><text:p text:style-name="P6">�</text:p></draw:text-box></draw:frame><text:span text:style-name="T21">K</text:span><text:span text:style-name="T19"> grams of protein.</text:span></text:p>
        </text:list-item>
      </text:list>
      <text:h text:style-name="P2" text:outline-level="3">Constraints</text:h>
      <text:list xml:id="list1525359186" text:style-name="L3">
        <text:list-item>
          <text:p text:style-name="P12"><draw:frame draw:style-name="fr1" draw:name="Quadro18" text:anchor-type="char" svg:width="0.041cm" draw:z-index="17"><draw:text-box fo:min-height="0.041cm"><text:p text:style-name="P6">1≤�≤200</text:p></draw:text-box></draw:frame>1≤<text:span text:style-name="T5">T</text:span>≤200</text:p>
        </text:list-item>
        <text:list-item>
          <text:p text:style-name="P12"><draw:frame draw:style-name="fr1" draw:name="Quadro19" text:anchor-type="char" svg:width="0.041cm" draw:z-index="18"><draw:text-box fo:min-height="0.041cm"><text:p text:style-name="P6">1≤�≤100</text:p></draw:text-box></draw:frame>1≤<text:span text:style-name="T5">N</text:span>≤100</text:p>
        </text:list-item>
        <text:list-item>
          <text:p text:style-name="P12"><draw:frame draw:style-name="fr1" draw:name="Quadro20" text:anchor-type="char" svg:width="0.041cm" draw:z-index="19"><draw:text-box fo:min-height="0.041cm"><text:p text:style-name="P6">1≤�≤106</text:p></draw:text-box></draw:frame>1≤<text:span text:style-name="T5">K</text:span>≤10<text:span text:style-name="T4">6</text:span></text:p>
        </text:list-item>
        <text:list-item>
          <text:p text:style-name="P11"><draw:frame draw:style-name="fr1" draw:name="Quadro21" text:anchor-type="char" svg:width="0.041cm" draw:z-index="20"><draw:text-box fo:min-height="0.041cm"><text:p text:style-name="P6">1≤��≤106</text:p></draw:text-box></draw:frame><text:span text:style-name="T3">1≤</text:span><text:span text:style-name="T2">Ai</text:span><text:span text:style-name="T3">​≤10</text:span><text:span text:style-name="T1">6</text:span> for each valid <draw:frame draw:style-name="fr1" draw:name="Quadro22" text:anchor-type="char" svg:width="0.041cm" draw:z-index="21"><draw:text-box fo:min-height="0.041cm"><text:p text:style-name="P6">�</text:p></draw:text-box></draw:frame><text:span text:style-name="T2">i</text:span></text:p>
        </text:list-item>
      </text:list>
      <text:h text:style-name="P2" text:outline-level="3">Sample 1:</text:h>
      <text:p text:style-name="P9">Input</text:p>
      <text:p text:style-name="P9">Output</text:p>
      <text:p text:style-name="P3">3</text:p>
      <text:p text:style-name="P4">4 5</text:p>
      <text:p text:style-name="P4">7 3 6 5</text:p>
      <text:p text:style-name="P4">3 4</text:p>
      <text:p text:style-name="P4">3 10 10</text:p>
      <text:p text:style-name="P4">3 4</text:p>
      <text:p text:style-name="P4">8 1 1</text:p>
      <text:p text:style-name="P3">YES</text:p>
      <text:p text:style-name="P4">NO 1</text:p>
      <text:p text:style-name="P4">NO 3</text:p>
      <text:h text:style-name="P2" text:outline-level="3">Explanation:</text:h>
      <text:p text:style-name="P15"><text:span text:style-name="Strong_20_Emphasis"><text:span text:style-name="T20">Example case 1:</text:span></text:span><text:span text:style-name="T23"> On the first day, Chef buys </text:span><draw:frame draw:style-name="fr1" draw:name="Quadro23" text:anchor-type="char" svg:width="0.041cm" draw:z-index="22"><draw:text-box fo:min-height="0.041cm"><text:p text:style-name="P6">7</text:p></draw:text-box></draw:frame><text:span text:style-name="T24">7</text:span><text:span text:style-name="T23"> grams, eats </text:span><draw:frame draw:style-name="fr1" draw:name="Quadro24" text:anchor-type="char" svg:width="0.041cm" draw:z-index="23"><draw:text-box fo:min-height="0.041cm"><text:p text:style-name="P6">5</text:p></draw:text-box></draw:frame><text:span text:style-name="T24">5</text:span><text:span text:style-name="T23"> and stores </text:span><draw:frame draw:style-name="fr1" draw:name="Quadro25" text:anchor-type="char" svg:width="0.041cm" draw:z-index="24"><draw:text-box fo:min-height="0.041cm"><text:p text:style-name="P6">2</text:p></draw:text-box></draw:frame><text:span text:style-name="T24">2</text:span><text:span text:style-name="T23"> grams for later. On the second day, he buys </text:span><draw:frame draw:style-name="fr1" draw:name="Quadro26" text:anchor-type="char" svg:width="0.041cm" draw:z-index="25"><draw:text-box fo:min-height="0.041cm"><text:p text:style-name="P6">3</text:p></draw:text-box></draw:frame><text:span text:style-name="T24">3</text:span><text:span text:style-name="T23"> grams, so he has </text:span><draw:frame draw:style-name="fr1" draw:name="Quadro27" text:anchor-type="char" svg:width="0.041cm" draw:z-index="26"><draw:text-box fo:min-height="0.041cm"><text:p text:style-name="P6">5</text:p></draw:text-box></draw:frame><text:span text:style-name="T24">5</text:span><text:span text:style-name="T23"> grams, which is just enough for the dinner on this day. On the third day, he buys </text:span><draw:frame draw:style-name="fr1" draw:name="Quadro28" text:anchor-type="char" svg:width="0.041cm" draw:z-index="27"><draw:text-box fo:min-height="0.041cm"><text:p text:style-name="P6">6</text:p></draw:text-box></draw:frame><text:span text:style-name="T24">6</text:span><text:span text:style-name="T23"> grams, eats </text:span><draw:frame draw:style-name="fr1" draw:name="Quadro29" text:anchor-type="char" svg:width="0.041cm" draw:z-index="28"><draw:text-box fo:min-height="0.041cm"><text:p text:style-name="P6">5</text:p></draw:text-box></draw:frame><text:span text:style-name="T24">5</text:span><text:span text:style-name="T23"> and stores </text:span><draw:frame draw:style-name="fr1" draw:name="Quadro30" text:anchor-type="char" svg:width="0.041cm" draw:z-index="29"><draw:text-box fo:min-height="0.041cm"><text:p text:style-name="P6">1</text:p></draw:text-box></draw:frame><text:span text:style-name="T24">1</text:span><text:span text:style-name="T23">, and on the fourth day, he buys </text:span><draw:frame draw:style-name="fr1" draw:name="Quadro31" text:anchor-type="char" svg:width="0.041cm" draw:z-index="30"><draw:text-box fo:min-height="0.041cm"><text:p text:style-name="P6">5</text:p></draw:text-box></draw:frame><text:span text:style-name="T24">5</text:span><text:span text:style-name="T23"> grams, so he has </text:span><draw:frame draw:style-name="fr1" draw:name="Quadro32" text:anchor-type="char" svg:width="0.041cm" draw:z-index="31"><draw:text-box fo:min-height="0.041cm"><text:p text:style-name="P6">6</text:p></draw:text-box></draw:frame><text:span text:style-name="T24">6</text:span><text:span text:style-name="T23"> grams — enough for dinner. In the end, he had enough protein to eat during all four dinners.</text:span></text:p>
      <text:p text:style-name="P15"><text:span text:style-name="Strong_20_Emphasis"><text:span text:style-name="T20">Example case 2:</text:span></text:span><text:span text:style-name="T23"> Chef needs to eat </text:span><draw:frame draw:style-name="fr1" draw:name="Quadro33" text:anchor-type="char" svg:width="0.041cm" draw:z-index="32"><draw:text-box fo:min-height="0.041cm"><text:p text:style-name="P6">4</text:p></draw:text-box></draw:frame><text:span text:style-name="T24">4</text:span><text:span text:style-name="T23"> grams of protein on the first day, but he only has </text:span><draw:frame draw:style-name="fr1" draw:name="Quadro34" text:anchor-type="char" svg:width="0.041cm" draw:z-index="33"><draw:text-box fo:min-height="0.041cm"><text:p text:style-name="P6">3</text:p></draw:text-box></draw:frame><text:span text:style-name="T24">3</text:span><text:span text:style-name="T23"> grams, so he does not have a sufficient amount of protein already for the first dinner.</text:spa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KaTeX Main" svg:font-family="'KaTeX Main', 'Times New Roman',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Courier New', monospac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5T09:32:49.761000000</dc:date>
    <meta:editing-duration>PT35S</meta:editing-duration>
    <meta:editing-cycles>1</meta:editing-cycles>
    <meta:document-statistic meta:table-count="0" meta:image-count="0" meta:object-count="0" meta:page-count="1" meta:paragraph-count="66" meta:word-count="373" meta:character-count="1955" meta:non-whitespace-character-count="1391"/>
    <meta:generator>LibreOffice/7.2.2.2$Windows_X86_64 LibreOffice_project/02b2acce88a210515b4a5bb2e46cbfb63fe97d56</meta:generator>
  </office:meta>
</office:document-meta>
</file>